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8791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2.1366in"/>
    </style:style>
    <style:style style:name="co11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e-Raid BiS post 2.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Farstrider Defender's Cloak</text:p>
          </table:table-cell>
          <table:table-cell office:value-type="string" calcext:value-type="string">
            <text:p>Major Arm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Chestplate of Stoicisim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alwart Fire O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Red Havoc Boots</text:p>
          </table:table-cell>
          <table:table-cell office:value-type="string" calcext:value-type="string">
            <text:p>Fortit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s</text:p>
          </table:table-cell>
          <table:table-cell office:value-type="string" calcext:value-type="string">
            <text:p>Thatia's Self-Correcting Gauntlets</text:p>
          </table:table-cell>
          <table:table-cell office:value-type="string" calcext:value-type="string">
            <text:p>Glove Reinforc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Tankatronic Goggles</text:p>
          </table:table-cell>
          <table:table-cell office:value-type="string" calcext:value-type="string">
            <text:p>Glyph of the Defender</text:p>
          </table:table-cell>
          <table:table-cell office:value-type="string" calcext:value-type="string">
            <text:p>Regal Nightseye</text:p>
          </table:table-cell>
          <table:table-cell office:value-type="string" calcext:value-type="string">
            <text:p>Eternal Earthstorm Diamond</text:p>
          </table:table-cell>
          <table:table-cell/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Unwavering Legguards</text:p>
          </table:table-cell>
          <table:table-cell office:value-type="string" calcext:value-type="string">
            <text:p>Nethercleft Leg Armor</text:p>
          </table:table-cell>
          <table:table-cell office:value-type="string" calcext:value-type="string">
            <text:p>Stalwart Fire Opal</text:p>
          </table:table-cell>
          <table:table-cell office:value-type="string" calcext:value-type="string">
            <text:p>Glimmering Fire Opal</text:p>
          </table:table-cell>
          <table:table-cell office:value-type="string" calcext:value-type="string">
            <text:p>Enduring Talasit</text:p>
          </table:table-cell>
        </table:table-row>
        <table:table-row table:style-name="ro1">
          <table:table-cell office:value-type="string" calcext:value-type="string">
            <text:p>Libram</text:p>
          </table:table-cell>
          <table:table-cell office:value-type="string" calcext:value-type="string">
            <text:p>Libram of Repen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hand</text:p>
          </table:table-cell>
          <table:table-cell office:value-type="string" calcext:value-type="string">
            <text:p>Merciless Gladiator's Gavel</text:p>
          </table:table-cell>
          <table:table-cell office:value-type="string" calcext:value-type="string">
            <text:p>40 Spell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Steam-Hinge Chain of Va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hand</text:p>
          </table:table-cell>
          <table:table-cell office:value-type="string" calcext:value-type="string">
            <text:p>Azure-Shield of Coldarra</text:p>
          </table:table-cell>
          <table:table-cell office:value-type="string" calcext:value-type="string">
            <text:p>Tough Sh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1</text:p>
          </table:table-cell>
          <table:table-cell office:value-type="string" calcext:value-type="string">
            <text:p>Ring of the Stalwart Prote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2</text:p>
          </table:table-cell>
          <table:table-cell office:value-type="string" calcext:value-type="string">
            <text:p>Dath'Remar's Ring of Def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Spaulders of Dementia</text:p>
          </table:table-cell>
          <table:table-cell office:value-type="string" calcext:value-type="string">
            <text:p>Greater Inscription of War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nket1</text:p>
          </table:table-cell>
          <table:table-cell office:value-type="string" calcext:value-type="string">
            <text:p>Adamantine Figur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ket2</text:p>
          </table:table-cell>
          <table:table-cell office:value-type="string" calcext:value-type="string">
            <text:p>Gnomeregan Auto-Blocker 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st</text:p>
          </table:table-cell>
          <table:table-cell office:value-type="string" calcext:value-type="string">
            <text:p>Shatari Vindicator's Waist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st</text:p>
          </table:table-cell>
          <table:table-cell office:value-type="string" calcext:value-type="string">
            <text:p>Vambraces of Daring</text:p>
          </table:table-cell>
          <table:table-cell office:value-type="string" calcext:value-type="string">
            <text:p>Defens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ixiers/Flask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jor Fortitu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jor Agi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essing of Sanctuar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HP=</text:p>
          </table:table-cell>
          <table:table-cell table:formula="of:=255657" office:value-type="float" office:value="255657" calcext:value-type="float">
            <text:p>255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=</text:p>
          </table:table-cell>
          <table:table-cell table:formula="of:=12367" office:value-type="float" office:value="12367" calcext:value-type="float">
            <text:p>12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=</text:p>
          </table:table-cell>
          <table:table-cell table:formula="of:=15905" office:value-type="float" office:value="15905" calcext:value-type="float">
            <text:p>15905</text:p>
          </table:table-cell>
          <table:table-cell office:value-type="string" calcext:value-type="string">
            <text:p>Reduction=</text:p>
          </table:table-cell>
          <table:table-cell table:style-name="ce1" office:value-type="percentage" office:value="0.570788" calcext:value-type="percentage">
            <text:p>57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=</text:p>
          </table:table-cell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dge=</text:p>
          </table:table-cell>
          <table:table-cell table:style-name="ce1" table:formula="of:=19.5358%" office:value-type="percentage" office:value="0.195358" calcext:value-type="percentage">
            <text:p>19.5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=</text:p>
          </table:table-cell>
          <table:table-cell table:style-name="ce1" table:formula="of:=16.5487%" office:value-type="percentage" office:value="0.165487" calcext:value-type="percentage">
            <text:p>16.5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ed=</text:p>
          </table:table-cell>
          <table:table-cell table:style-name="ce1" office:value-type="percentage" office:value="0.1132" calcext:value-type="percentage">
            <text:p>11.3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(with HS)=</text:p>
          </table:table-cell>
          <table:table-cell table:style-name="ce1" office:value-type="percentage" office:value="0.525954" calcext:value-type="percentage">
            <text:p>52.6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Value=</text:p>
          </table:table-cell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=</text:p>
          </table:table-cell>
          <table:table-cell office:value-type="float" office:value="867.629" calcext:value-type="float">
            <text:p>867.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ximated time of encounter=</text:p>
          </table:table-cell>
          <table:table-cell office:value-type="float" office:value="151.898" calcext:value-type="float">
            <text:p>151.898</text:p>
          </table:table-cell>
          <table:table-cell table:number-columns-repeated="4"/>
        </table:table-row>
      </table:table>
      <table:table table:name="T4 content Bi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vilshark Cape</text:p>
          </table:table-cell>
          <table:table-cell office:value-type="string" calcext:value-type="string">
            <text:p>Major Arm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Chestplate of Stoicisim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gal Nights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Red Havoc Boots</text:p>
          </table:table-cell>
          <table:table-cell office:value-type="string" calcext:value-type="string">
            <text:p>Fortit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s</text:p>
          </table:table-cell>
          <table:table-cell office:value-type="string" calcext:value-type="string">
            <text:p>Iron Gauntlets of the Maiden</text:p>
          </table:table-cell>
          <table:table-cell office:value-type="string" calcext:value-type="string">
            <text:p>Glove Reinforcements</text:p>
          </table:table-cell>
          <table:table-cell table:number-columns-repeated="2" office:value-type="string" calcext:value-type="string">
            <text:p>Solid Star of Elune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Tankatronic Goggles</text:p>
          </table:table-cell>
          <table:table-cell office:value-type="string" calcext:value-type="string">
            <text:p>Glyph of the Defender</text:p>
          </table:table-cell>
          <table:table-cell office:value-type="string" calcext:value-type="string">
            <text:p>Stalwart Fire Opal</text:p>
          </table:table-cell>
          <table:table-cell office:value-type="string" calcext:value-type="string">
            <text:p>Eternal Earthstorm Diamond</text:p>
          </table:table-cell>
          <table:table-cell/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Unwavering Legguards</text:p>
          </table:table-cell>
          <table:table-cell office:value-type="string" calcext:value-type="string">
            <text:p>Nethercleft Leg Armor</text:p>
          </table:table-cell>
          <table:table-cell office:value-type="string" calcext:value-type="string">
            <text:p>Stalwart Fire Opal</text:p>
          </table:table-cell>
          <table:table-cell office:value-type="string" calcext:value-type="string">
            <text:p>Glimmering Fire Opal</text:p>
          </table:table-cell>
          <table:table-cell office:value-type="string" calcext:value-type="string">
            <text:p>Enduring Talasit</text:p>
          </table:table-cell>
        </table:table-row>
        <table:table-row table:style-name="ro1">
          <table:table-cell office:value-type="string" calcext:value-type="string">
            <text:p>Libram</text:p>
          </table:table-cell>
          <table:table-cell office:value-type="string" calcext:value-type="string">
            <text:p>Libram of Repen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hand</text:p>
          </table:table-cell>
          <table:table-cell office:value-type="string" calcext:value-type="string">
            <text:p>Merciless Gladiator's Gavel</text:p>
          </table:table-cell>
          <table:table-cell office:value-type="string" calcext:value-type="string">
            <text:p>+40 Spell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Steam-Hinge Chain of Va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hand</text:p>
          </table:table-cell>
          <table:table-cell office:value-type="string" calcext:value-type="string">
            <text:p>Aldori Legacy Defender</text:p>
          </table:table-cell>
          <table:table-cell office:value-type="string" calcext:value-type="string">
            <text:p>Tough Shield</text:p>
          </table:table-cell>
          <table:table-cell office:value-type="string" calcext:value-type="string">
            <text:p>Stalwart Fire O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1</text:p>
          </table:table-cell>
          <table:table-cell office:value-type="string" calcext:value-type="string">
            <text:p>Ring of the Stalwart Prote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2</text:p>
          </table:table-cell>
          <table:table-cell office:value-type="string" calcext:value-type="string">
            <text:p>Dath'Remar's Ring of Def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Justicar Shoulderguards</text:p>
          </table:table-cell>
          <table:table-cell office:value-type="string" calcext:value-type="string">
            <text:p>Greater Inscription of Warding</text:p>
          </table:table-cell>
          <table:table-cell table:number-columns-repeated="2" office:value-type="string" calcext:value-type="string">
            <text:p>Stalwart Fire Opal</text:p>
          </table:table-cell>
          <table:table-cell/>
        </table:table-row>
        <table:table-row table:style-name="ro1">
          <table:table-cell office:value-type="string" calcext:value-type="string">
            <text:p>Trinket1</text:p>
          </table:table-cell>
          <table:table-cell office:value-type="string" calcext:value-type="string">
            <text:p>Moroes' Lucky Pocket Wa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ket2</text:p>
          </table:table-cell>
          <table:table-cell office:value-type="string" calcext:value-type="string">
            <text:p>Gnomeregan Auto-Blocker 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st</text:p>
          </table:table-cell>
          <table:table-cell office:value-type="string" calcext:value-type="string">
            <text:p>Iron-Tusk Girdle</text:p>
          </table:table-cell>
          <table:table-cell/>
          <table:table-cell table:number-columns-repeated="2" office:value-type="string" calcext:value-type="string">
            <text:p>Solid Star of Elune</text:p>
          </table:table-cell>
          <table:table-cell/>
        </table:table-row>
        <table:table-row table:style-name="ro1">
          <table:table-cell office:value-type="string" calcext:value-type="string">
            <text:p>Wrist</text:p>
          </table:table-cell>
          <table:table-cell office:value-type="string" calcext:value-type="string">
            <text:p>Vambraces of Courag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alwart Fire Opa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ixiers/Flask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jor Fortitu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st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essing of Sanctuar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HP=</text:p>
          </table:table-cell>
          <table:table-cell table:formula="of:=268559" office:value-type="float" office:value="268559" calcext:value-type="float">
            <text:p>268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=</text:p>
          </table:table-cell>
          <table:table-cell table:formula="of:=13377" office:value-type="float" office:value="13377" calcext:value-type="float">
            <text:p>13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=</text:p>
          </table:table-cell>
          <table:table-cell office:value-type="float" office:value="16987" calcext:value-type="float">
            <text:p>16987</text:p>
          </table:table-cell>
          <table:table-cell office:value-type="string" calcext:value-type="string">
            <text:p>Reduction=</text:p>
          </table:table-cell>
          <table:table-cell table:style-name="ce1" table:formula="of:=58.6831%" office:value-type="percentage" office:value="0.586831" calcext:value-type="percentage">
            <text:p>58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=</text:p>
          </table:table-cell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dge=</text:p>
          </table:table-cell>
          <table:table-cell table:style-name="ce1" table:formula="of:=23.4316%" office:value-type="percentage" office:value="0.234316" calcext:value-type="percentage">
            <text:p>23.4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=</text:p>
          </table:table-cell>
          <table:table-cell table:style-name="ce1" table:formula="of:=16.5487%" office:value-type="percentage" office:value="0.165487" calcext:value-type="percentage">
            <text:p>16.5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ed=</text:p>
          </table:table-cell>
          <table:table-cell table:style-name="ce1" table:formula="of:=11.32%" office:value-type="percentage" office:value="0.1132" calcext:value-type="percentage">
            <text:p>11.3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(with HS)=</text:p>
          </table:table-cell>
          <table:table-cell table:style-name="ce1" table:formula="of:=48.6996%" office:value-type="percentage" office:value="0.486996" calcext:value-type="percentage">
            <text:p>48.7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Value=</text:p>
          </table:table-cell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=</text:p>
          </table:table-cell>
          <table:table-cell table:formula="of:=884.329" office:value-type="float" office:value="884.329" calcext:value-type="float">
            <text:p>884.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ximated time of encounter=</text:p>
          </table:table-cell>
          <table:table-cell office:value-type="string" calcext:value-type="string">
            <text:p>149.03 seconds</text:p>
          </table:table-cell>
          <table:table-cell table:number-columns-repeated="4"/>
        </table:table-row>
      </table:table>
      <table:table table:name="T4 content Frost Resi gear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ems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Slikk's Cloak of Placation</text:p>
          </table:table-cell>
          <table:table-cell office:value-type="string" calcext:value-type="string">
            <text:p>Major Res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Chestplate of Stoicisim</text:p>
          </table:table-cell>
          <table:table-cell office:value-type="string" calcext:value-type="string">
            <text:p>Frost Armor Kit</text:p>
          </table:table-cell>
          <table:table-cell office:value-type="string" calcext:value-type="string">
            <text:p>Regal Tanzanite</text:p>
          </table:table-cell>
          <table:table-cell/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Boots of Elusion</text:p>
          </table:table-cell>
          <table:table-cell office:value-type="string" calcext:value-type="string">
            <text:p>Frost Armor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</text:p>
          </table:table-cell>
          <table:table-cell office:value-type="string" calcext:value-type="string">
            <text:p>Bonefist Gauntlets</text:p>
          </table:table-cell>
          <table:table-cell office:value-type="string" calcext:value-type="string">
            <text:p>Frost Armor Kit</text:p>
          </table:table-cell>
          <table:table-cell table:number-columns-repeated="2" office:value-type="string" calcext:value-type="string">
            <text:p>Regal Tanzanite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Iceguard Helm</text:p>
          </table:table-cell>
          <table:table-cell office:value-type="string" calcext:value-type="string">
            <text:p>Arcanum of Frost Wa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Sunguard Legplates</text:p>
          </table:table-cell>
          <table:table-cell office:value-type="string" calcext:value-type="string">
            <text:p>Nethercleft Leg Armor</text:p>
          </table:table-cell>
          <table:table-cell table:number-columns-repeated="2" office:value-type="string" calcext:value-type="string">
            <text:p>Regal Tanzanite</text:p>
          </table:table-cell>
        </table:table-row>
        <table:table-row table:style-name="ro1">
          <table:table-cell office:value-type="string" calcext:value-type="string">
            <text:p>Libram</text:p>
          </table:table-cell>
          <table:table-cell office:value-type="string" calcext:value-type="string">
            <text:p>Libram of Saints Dep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hand</text:p>
          </table:table-cell>
          <table:table-cell office:value-type="string" calcext:value-type="string">
            <text:p>Merciless Gladiator's Gavel</text:p>
          </table:table-cell>
          <table:table-cell office:value-type="string" calcext:value-type="string">
            <text:p>+40 Spell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Pendant of Tha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hand</text:p>
          </table:table-cell>
          <table:table-cell office:value-type="string" calcext:value-type="string">
            <text:p>Aldori Legacy Defend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gal Tanzanite</text:p>
          </table:table-cell>
          <table:table-cell/>
        </table:table-row>
        <table:table-row table:style-name="ro1">
          <table:table-cell office:value-type="string" calcext:value-type="string">
            <text:p>Ring1</text:p>
          </table:table-cell>
          <table:table-cell office:value-type="string" calcext:value-type="string">
            <text:p>Elementium Band Of The Sen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2</text:p>
          </table:table-cell>
          <table:table-cell office:value-type="string" calcext:value-type="string">
            <text:p>The Frozen 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Mantle of Abrahmis</text:p>
          </table:table-cell>
          <table:table-cell office:value-type="string" calcext:value-type="string">
            <text:p>Greater Inscription of Warding</text:p>
          </table:table-cell>
          <table:table-cell office:value-type="string" calcext:value-type="string">
            <text:p>Regal Tanzanite</text:p>
          </table:table-cell>
          <table:table-cell office:value-type="string" calcext:value-type="string">
            <text:p>Enduring Chrysoprase</text:p>
          </table:table-cell>
        </table:table-row>
        <table:table-row table:style-name="ro1">
          <table:table-cell office:value-type="string" calcext:value-type="string">
            <text:p>Trinket1</text:p>
          </table:table-cell>
          <table:table-cell office:value-type="string" calcext:value-type="string">
            <text:p>Darkmoon Card: Venge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nket2</text:p>
          </table:table-cell>
          <table:table-cell office:value-type="string" calcext:value-type="string">
            <text:p>Moroes' Lucky Pocket W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st</text:p>
          </table:table-cell>
          <table:table-cell office:value-type="string" calcext:value-type="string">
            <text:p>Iron-Tusk Girdle </text:p>
          </table:table-cell>
          <table:table-cell/>
          <table:table-cell office:value-type="string" calcext:value-type="string">
            <text:p>Regal Tanzanite</text:p>
          </table:table-cell>
          <table:table-cell office:value-type="string" calcext:value-type="string">
            <text:p>Enduring Chrysoprase</text:p>
          </table:table-cell>
        </table:table-row>
        <table:table-row table:style-name="ro1">
          <table:table-cell office:value-type="string" calcext:value-type="string">
            <text:p>Wrist</text:p>
          </table:table-cell>
          <table:table-cell office:value-type="string" calcext:value-type="string">
            <text:p>Bracers of the Ancient Phalanx</text:p>
          </table:table-cell>
          <table:table-cell office:value-type="string" calcext:value-type="string">
            <text:p>Defen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ixiers/Flask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xir of Major Fortitu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xir of Major Agi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ff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ssing of Sanctuar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HP=</text:p>
          </table:table-cell>
          <table:table-cell office:value-type="float" office:value="50504.3" calcext:value-type="float">
            <text:p>5050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=</text:p>
          </table:table-cell>
          <table:table-cell office:value-type="float" office:value="13657" calcext:value-type="float">
            <text:p>13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or=</text:p>
          </table:table-cell>
          <table:table-cell office:value-type="float" office:value="16369" calcext:value-type="float">
            <text:p>16369</text:p>
          </table:table-cell>
          <table:table-cell office:value-type="string" calcext:value-type="string">
            <text:p>Reduction=</text:p>
          </table:table-cell>
          <table:table-cell table:style-name="ce1" table:formula="of:=57.7818%" office:value-type="percentage" office:value="0.577818" calcext:value-type="percentage">
            <text:p>57.78%</text:p>
          </table:table-cell>
          <table:table-cell/>
        </table:table-row>
        <table:table-row table:style-name="ro1">
          <table:table-cell office:value-type="string" calcext:value-type="string">
            <text:p>Defense=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dge=</text:p>
          </table:table-cell>
          <table:table-cell table:style-name="ce1" table:formula="of:=26.9059%" office:value-type="percentage" office:value="0.269059" calcext:value-type="percentage">
            <text:p>26.9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ry=</text:p>
          </table:table-cell>
          <table:table-cell table:style-name="ce1" table:formula="of:=16.7725%" office:value-type="percentage" office:value="0.167725" calcext:value-type="percentage">
            <text:p>16.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ed=</text:p>
          </table:table-cell>
          <table:table-cell table:style-name="ce1" office:value-type="percentage" office:value="0.104" calcext:value-type="percentage">
            <text:p>10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(with HS)=</text:p>
          </table:table-cell>
          <table:table-cell table:style-name="ce1" office:value-type="percentage" office:value="0.404" calcext:value-type="percentage">
            <text:p>40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Value=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s=</text:p>
          </table:table-cell>
          <table:table-cell office:value-type="float" office:value="837.697" calcext:value-type="float">
            <text:p>837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oximated time of encounter=</text:p>
          </table:table-cell>
          <table:table-cell office:value-type="string" calcext:value-type="string">
            <text:p>157.326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 Resistance=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5:00:43.119816986</meta:creation-date>
    <dc:date>2020-05-08T23:04:18.676202629</dc:date>
    <meta:editing-duration>PT1H52M28S</meta:editing-duration>
    <meta:editing-cycles>18</meta:editing-cycles>
    <meta:generator>LibreOffice/6.3.5.2$Linux_X86_64 LibreOffice_project/30$Build-2</meta:generator>
    <meta:document-statistic meta:table-count="3" meta:cell-count="266" meta:object-count="0"/>
  </office:meta>
</office:document-meta>
</file>